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23349984" text:id="ct523349984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523350080" text:id="ct523350080">
          <text:insertion>
            <office:change-info>
              <dc:creator>Bob Jacobsen</dc:creator>
              <dc:date>2012-04-22T15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1098379825174004629" text:style-name="L1">
        <text:list-item>
          <text:p text:style-name="P9">OpenLCB Common Information Technical Note</text:p>
        </text:list-item>
      </text:list>
      <text:h text:style-name="Heading_20_1" text:outline-level="1">Section Title</text:h>
      <text:p text:style-name="Standard">Quisque sollicitudin tempor bibendum.<text:change-start text:change-id="ct523350080"/><text:note text:id="ftn1" text:note-class="footnote"><text:note-citation>1</text:note-citation><text:note-body><text:p text:style-name="Footnote"><text:change-start text:change-id="ct523349984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523349984"/></text:p></text:note-body></text:note><text:change-end text:change-id="ct523350080"/>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7236257989941221354" text:style-name="L2">
        <text:list-item>
          <text:p text:style-name="P10">Lorem ipsum dolor sit amet, consectetur adipiscing elit. </text:p>
        </text:list-item>
        <text:list-item>
          <text:p text:style-name="P10">Sed consectetur, ipsum et egestas accumsan, felis erat ornare mauris, sit amet suscipit ante orci sed massa.</text:p>
        </text:list-item>
      </text:list>
      <text:h text:style-name="Heading_20_1" text:outline-level="1"><text:soft-page-break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Title<text:tab/>1</text:p>
          <text:p text:style-name="P8">Section Title<text:tab/>2</text:p>
          <text:p text:style-name="P8">Section Title<text:tab/>2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Standard</text:p>
      </style:header>
      <style:footer>
        <text:tracked-changes>
          <text:changed-region xml:id="ct384920048" text:id="ct384920048">
            <text:insertion>
              <office:change-info>
                <dc:creator>Bob Jacobsen</dc:creator>
                <dc:date>2013-01-27T11:49:00</dc:date>
              </office:change-info>
            </text:insertion>
          </text:changed-region>
          <text:changed-region xml:id="ct529891760" text:id="ct529891760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384920048"/><text:span text:style-name="Page_20_Number"><text:span text:style-name="MT2">3</text:span></text:span><text:change-end text:change-id="ct384920048"/><text:change text:change-id="ct52989176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3-01-27T11:49:07">1/27/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1-27T11:49:07">Jan 27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390815648" text:id="ct390815648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391099648" text:id="ct391099648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430450736" text:id="ct430450736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390376880" text:id="ct390376880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390815648"/><text:change-start text:change-id="ct391099648"/><text:span text:style-name="Page_20_Number"><text:span text:style-name="MT2">2</text:span></text:span><text:change-end text:change-id="ct391099648"/><text:span text:style-name="Page_20_Number"><text:span text:style-name="MT2">01</text:span></text:span><text:change-start text:change-id="ct430450736"/><text:span text:style-name="Page_20_Number"><text:span text:style-name="MT2">3</text:span></text:span><text:change-end text:change-id="ct430450736"/><text:change text:change-id="ct39037688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3-01-27T11:49:07">1/27/2013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1</meta:editing-cycles>
    <meta:editing-duration>PT11H50M7S</meta:editing-duration>
    <meta:generator>OpenOffice.org/3.4.1$Unix OpenOffice.org_project/341m1$Build-9593</meta:generator>
    <dc:date>2013-01-27T11:49:07</dc:date>
    <dc:creator>Bob Jacobsen</dc:creator>
    <meta:document-statistic meta:table-count="1" meta:image-count="1" meta:object-count="0" meta:page-count="2" meta:paragraph-count="37" meta:word-count="387" meta:character-count="2737"/>
    <meta:user-defined meta:name="Info 1"/>
    <meta:user-defined meta:name="Info 2"/>
    <meta:user-defined meta:name="Info 3"/>
    <meta:user-defined meta:name="Info 4"/>
  </office:meta>
</office:document-meta>
</file>